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ack" svg:font-family="Hack, Consolas, 'Courier New'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color="#d4d4d4" loext:opacity="100%" style:font-name="Hack" fo:font-size="8pt" fo:font-weight="normal" fo:background-color="#1e1e1e" style:font-size-asian="8pt" style:font-size-complex="8pt"/>
    </style:style>
    <style:style style:name="P2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color="#d4d4d4" loext:opacity="100%" fo:font-size="8pt" fo:background-color="#1e1e1e" style:font-size-asian="8pt" style:font-size-complex="8pt"/>
    </style:style>
    <style:style style:name="P3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color="#6a9955" loext:opacity="100%" style:font-name="Hack" fo:font-size="8pt" fo:font-weight="normal" fo:background-color="#1e1e1e" style:font-size-asian="8pt" style:font-size-complex="8pt"/>
    </style:style>
    <style:style style:name="P4" style:family="paragraph" style:parent-style-name="Standard">
      <loext:graphic-properties draw:fill="solid" draw:fill-color="#111111" draw:opacity="100%"/>
      <style:paragraph-properties style:line-height-at-least="0.476cm" fo:background-color="#111111"/>
      <style:text-properties fo:font-size="8pt" style:font-size-asian="8pt" style:font-size-complex="8pt"/>
    </style:style>
    <style:style style:name="P5" style:family="paragraph" style:parent-style-name="Standard">
      <loext:graphic-properties draw:fill="solid" draw:fill-color="#111111" draw:opacity="100%"/>
      <style:paragraph-properties fo:background-color="#111111"/>
      <style:text-properties fo:font-size="8pt" style:font-size-asian="8pt" style:font-size-complex="8pt"/>
    </style:style>
    <style:style style:name="P6" style:family="paragraph" style:parent-style-name="Standard">
      <loext:graphic-properties draw:fill="solid" draw:fill-color="#111111" draw:opacity="100%"/>
      <style:paragraph-properties style:line-height-at-least="0.476cm" fo:background-color="#111111"/>
    </style:style>
    <style:style style:name="P7" style:family="paragraph" style:parent-style-name="Standard">
      <loext:graphic-properties draw:fill="solid" draw:fill-color="#111111" draw:opacity="100%"/>
      <style:paragraph-properties fo:margin-top="0cm" fo:margin-bottom="0.499cm" style:contextual-spacing="false" style:line-height-at-least="0.476cm" fo:background-color="#111111"/>
      <style:text-properties fo:color="#d4d4d4" loext:opacity="100%" style:font-name="Hack" fo:font-size="8pt" fo:font-weight="normal" fo:background-color="#1e1e1e" style:font-size-asian="8pt" style:font-size-complex="8pt"/>
    </style:style>
    <style:style style:name="P8" style:family="paragraph" style:parent-style-name="Standard">
      <loext:graphic-properties draw:fill="solid" draw:fill-color="#111111" draw:opacity="100%"/>
      <style:paragraph-properties fo:margin-top="0cm" fo:margin-bottom="0.499cm" style:contextual-spacing="false" style:line-height-at-least="0.476cm" fo:background-color="#111111"/>
      <style:text-properties fo:font-size="8pt" style:font-size-asian="8pt" style:font-size-complex="8pt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Hack" fo:font-weight="normal"/>
    </style:style>
    <style:style style:name="T3" style:family="text">
      <style:text-properties fo:color="#569cd6" loext:opacity="100%" style:font-name="Hack" fo:font-size="8pt" fo:font-weight="normal" fo:background-color="#1e1e1e" loext:char-shading-value="0" style:font-size-asian="8pt" style:font-size-complex="8pt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Hack" fo:font-weight="normal"/>
    </style:style>
    <style:style style:name="T6" style:family="text">
      <style:text-properties fo:color="#ce9178" loext:opacity="100%" style:font-name="Hack" fo:font-size="8pt" fo:font-weight="normal" fo:background-color="#1e1e1e" loext:char-shading-value="0" style:font-size-asian="8pt" style:font-size-complex="8pt"/>
    </style:style>
    <style:style style:name="T7" style:family="text">
      <style:text-properties fo:color="#ce9178" loext:opacity="100%" style:font-name="Hack" fo:font-size="8pt" fo:font-weight="normal" officeooo:rsid="0017edba" fo:background-color="#1e1e1e" loext:char-shading-value="0" style:font-size-asian="8pt" style:font-size-complex="8pt"/>
    </style:style>
    <style:style style:name="T8" style:family="text">
      <style:text-properties fo:color="#ce9178" loext:opacity="100%" style:font-name="Hack" fo:font-size="8pt" fo:font-weight="normal" officeooo:rsid="001af9d8" fo:background-color="#1e1e1e" loext:char-shading-value="0" style:font-size-asian="8pt" style:font-size-complex="8pt"/>
    </style:style>
    <style:style style:name="T9" style:family="text">
      <style:text-properties style:font-name="Hack" fo:font-weight="normal"/>
    </style:style>
    <style:style style:name="T10" style:family="text">
      <style:text-properties fo:color="#b5cea8" loext:opacity="100%"/>
    </style:style>
    <style:style style:name="T11" style:family="text">
      <style:text-properties fo:color="#b5cea8" loext:opacity="100%" style:font-name="Hack" fo:font-weight="normal"/>
    </style:style>
    <style:style style:name="T12" style:family="text">
      <style:text-properties fo:color="#b5cea8" loext:opacity="100%" style:font-name="Hack" fo:font-size="8pt" fo:font-weight="normal" fo:background-color="#1e1e1e" loext:char-shading-value="0" style:font-size-asian="8pt" style:font-size-complex="8pt"/>
    </style:style>
    <style:style style:name="T13" style:family="text">
      <style:text-properties fo:color="#d4d4d4" loext:opacity="100%" style:font-name="Hack" fo:font-size="8pt" fo:font-weight="normal" fo:background-color="#1e1e1e" loext:char-shading-value="0" style:font-size-asian="8pt" style:font-size-complex="8pt"/>
    </style:style>
    <style:style style:name="T14" style:family="text">
      <style:text-properties fo:color="#d4d4d4" loext:opacity="100%" style:font-name="Hack" fo:font-size="8pt" fo:font-weight="normal" officeooo:rsid="0017edba" fo:background-color="#1e1e1e" loext:char-shading-value="0" style:font-size-asian="8pt" style:font-size-complex="8pt"/>
    </style:style>
    <style:style style:name="T15" style:family="text">
      <style:text-properties fo:color="#d4d4d4" loext:opacity="100%" style:font-name="Hack" fo:font-size="8pt" fo:font-weight="normal" officeooo:rsid="001af9d8" fo:background-color="#1e1e1e" loext:char-shading-value="0" style:font-size-asian="8pt" style:font-size-complex="8pt"/>
    </style:style>
    <style:style style:name="T16" style:family="text">
      <style:text-properties officeooo:rsid="001af9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 -- #######################################################</text:p>
      <text:p text:style-name="P3">-- -- #########--      INSERTION</text:p>
      <text:p text:style-name="P3">-- -- #####################################################</text:p>
      <text:p text:style-name="P4"/>
      <text:p text:style-name="P3">-- DROP DATABASE restaurant;</text:p>
      <text:p text:style-name="P1"><text:span text:style-name="T1">USE</text:span> restaurant;</text:p>
      <text:p text:style-name="P4"/>
      <text:p text:style-name="P1"><text:span text:style-name="T1">INSERT</text:span> <text:span text:style-name="T1">INTO</text:span> Administrateurs(<text:span text:style-name="T4">`name`</text:span>,surname,email,<text:span text:style-name="T4">`password`</text:span>,date_creation) <text:span text:style-name="T1">VALUES</text:span> </text:p>
      <text:p text:style-name="P2">    <text:span text:style-name="T9">(</text:span><text:span text:style-name="T5">"Anakin"</text:span><text:span text:style-name="T9">,</text:span><text:span text:style-name="T5">"Anakin"</text:span><text:span text:style-name="T9">,</text:span><text:span text:style-name="T5">"Anakin"</text:span><text:span text:style-name="T9">,</text:span><text:span text:style-name="T5">"Anakin"</text:span><text:span text:style-name="T9">,</text:span><text:span text:style-name="T5">"2018-12-05"</text:span><text:span text:style-name="T9">),</text:span></text:p>
      <text:p text:style-name="P2">    <text:span text:style-name="T9">(</text:span><text:span text:style-name="T5">"DarkVador"</text:span><text:span text:style-name="T9">,</text:span><text:span text:style-name="T5">"DarkVador"</text:span><text:span text:style-name="T9">,</text:span><text:span text:style-name="T5">"DarkVador"</text:span><text:span text:style-name="T9">,</text:span><text:span text:style-name="T5">"DarkVador"</text:span><text:span text:style-name="T9">,</text:span><text:span text:style-name="T5">"2018-12-05"</text:span><text:span text:style-name="T9">),</text:span></text:p>
      <text:p text:style-name="P2">    <text:span text:style-name="T9">(</text:span><text:span text:style-name="T5">"ObiWan"</text:span><text:span text:style-name="T9">,</text:span><text:span text:style-name="T5">"ObiWan"</text:span><text:span text:style-name="T9">,</text:span><text:span text:style-name="T5">"ObiWan"</text:span><text:span text:style-name="T9">,</text:span><text:span text:style-name="T5">"ObiWan"</text:span><text:span text:style-name="T9">,</text:span><text:span text:style-name="T5">"2018-12-05"</text:span><text:span text:style-name="T9">),</text:span></text:p>
      <text:p text:style-name="P2">    <text:span text:style-name="T9">(</text:span><text:span text:style-name="T5">"Yoda"</text:span><text:span text:style-name="T9">,</text:span><text:span text:style-name="T5">"Yoda"</text:span><text:span text:style-name="T9">,</text:span><text:span text:style-name="T5">"Yoda"</text:span><text:span text:style-name="T9">,</text:span><text:span text:style-name="T5">"Yoda"</text:span><text:span text:style-name="T9">,</text:span><text:span text:style-name="T5">"2018-12-05"</text:span><text:span text:style-name="T9">);</text:span></text:p>
      <text:p text:style-name="P4"/>
      <text:p text:style-name="P1"><text:span text:style-name="T1">INSERT</text:span> <text:span text:style-name="T1">INTO</text:span> Messages(sender_name,sender_surname,sender_email,sender_phone,content,<text:span text:style-name="T4">`state`</text:span>) <text:span text:style-name="T1">VALUES</text:span> </text:p>
      <text:p text:style-name="P2">    <text:span text:style-name="T9">(</text:span><text:span text:style-name="T5">"Yoda"</text:span><text:span text:style-name="T9">,</text:span><text:span text:style-name="T5">"Yoda"</text:span><text:span text:style-name="T9">,</text:span><text:span text:style-name="T5">"Yoda"</text:span><text:span text:style-name="T9">,</text:span><text:span text:style-name="T5">"000000"</text:span><text:span text:style-name="T9">,</text:span><text:span text:style-name="T5">"deeeeeededeed"</text:span><text:span text:style-name="T9">,</text:span><text:span text:style-name="T11">1</text:span><text:span text:style-name="T9">),</text:span></text:p>
      <text:p text:style-name="P2">    <text:span text:style-name="T9">(</text:span><text:span text:style-name="T5">"Darkvador"</text:span><text:span text:style-name="T9">,</text:span><text:span text:style-name="T5">"Darkvador"</text:span><text:span text:style-name="T9">,</text:span><text:span text:style-name="T5">"Darkvador"</text:span><text:span text:style-name="T9">,</text:span><text:span text:style-name="T5">"0000"</text:span><text:span text:style-name="T9">,</text:span><text:span text:style-name="T5">"ddddddddddd"</text:span><text:span text:style-name="T9">,</text:span><text:span text:style-name="T11">1</text:span><text:span text:style-name="T9">),</text:span></text:p>
      <text:p text:style-name="P2">    <text:span text:style-name="T9">(</text:span><text:span text:style-name="T5">"Obiwan"</text:span><text:span text:style-name="T9">,</text:span><text:span text:style-name="T5">"Obiwan"</text:span><text:span text:style-name="T9">,</text:span><text:span text:style-name="T5">"Obiwan"</text:span><text:span text:style-name="T9">,</text:span><text:span text:style-name="T5">"0000"</text:span><text:span text:style-name="T9">,</text:span><text:span text:style-name="T5">"ddddddddddd"</text:span><text:span text:style-name="T9">,</text:span><text:span text:style-name="T11">1</text:span><text:span text:style-name="T9">),</text:span></text:p>
      <text:p text:style-name="P2">    <text:span text:style-name="T9">(</text:span><text:span text:style-name="T5">"Anakin"</text:span><text:span text:style-name="T9">,</text:span><text:span text:style-name="T5">"Anakin"</text:span><text:span text:style-name="T9">,</text:span><text:span text:style-name="T5">"Anakin"</text:span><text:span text:style-name="T9">,</text:span><text:span text:style-name="T5">"0000"</text:span><text:span text:style-name="T9">,</text:span><text:span text:style-name="T5">"ddddddddddd"</text:span><text:span text:style-name="T9">,</text:span><text:span text:style-name="T11">1</text:span><text:span text:style-name="T9">);</text:span></text:p>
      <text:p text:style-name="P4"/>
      <text:p text:style-name="P1"><text:span text:style-name="T1">INSERT</text:span> <text:span text:style-name="T1">INTO</text:span> Reservations(<text:span text:style-name="T4">`name`</text:span>,surname,email,phone,size,date_reservation,date_creation) <text:span text:style-name="T1">VALUES</text:span> </text:p>
      <text:p text:style-name="P2">    <text:span text:style-name="T9">(</text:span><text:span text:style-name="T5">"Yoda"</text:span><text:span text:style-name="T9">,</text:span><text:span text:style-name="T5">"Yoda"</text:span><text:span text:style-name="T9">,</text:span><text:span text:style-name="T5">"Yoda"</text:span><text:span text:style-name="T9">,</text:span><text:span text:style-name="T5">"0000000"</text:span><text:span text:style-name="T9">,</text:span><text:span text:style-name="T11">6</text:span><text:span text:style-name="T9">,</text:span><text:span text:style-name="T5">"2020-03-12"</text:span><text:span text:style-name="T9">,</text:span><text:span text:style-name="T5">"2020-03-12"</text:span><text:span text:style-name="T9">),</text:span></text:p>
      <text:p text:style-name="P2">    <text:span text:style-name="T9">(</text:span><text:span text:style-name="T5">"Anakin"</text:span><text:span text:style-name="T9">,</text:span><text:span text:style-name="T5">"Anakin"</text:span><text:span text:style-name="T9">,</text:span><text:span text:style-name="T5">"Anakin"</text:span><text:span text:style-name="T9">,</text:span><text:span text:style-name="T5">"0000000"</text:span><text:span text:style-name="T9">,</text:span><text:span text:style-name="T11">6</text:span><text:span text:style-name="T9">,</text:span><text:span text:style-name="T5">"2020-09-12"</text:span><text:span text:style-name="T9">,</text:span><text:span text:style-name="T5">"2020-01-12"</text:span><text:span text:style-name="T9">),</text:span></text:p>
      <text:p text:style-name="P2">    <text:span text:style-name="T9">(</text:span><text:span text:style-name="T5">"Obiwan"</text:span><text:span text:style-name="T9">,</text:span><text:span text:style-name="T5">"Obiwan"</text:span><text:span text:style-name="T9">,</text:span><text:span text:style-name="T5">"Obiwan"</text:span><text:span text:style-name="T9">,</text:span><text:span text:style-name="T5">"0000000"</text:span><text:span text:style-name="T9">,</text:span><text:span text:style-name="T11">6</text:span><text:span text:style-name="T9">,</text:span><text:span text:style-name="T5">"2020-08-12"</text:span><text:span text:style-name="T9">,</text:span><text:span text:style-name="T5">"2020-01-12"</text:span><text:span text:style-name="T9">),</text:span></text:p>
      <text:p text:style-name="P2">    <text:span text:style-name="T9">(</text:span><text:span text:style-name="T5">"Darkvador"</text:span><text:span text:style-name="T9">,</text:span><text:span text:style-name="T5">"Darkvador"</text:span><text:span text:style-name="T9">,</text:span><text:span text:style-name="T5">"Darkvador"</text:span><text:span text:style-name="T9">,</text:span><text:span text:style-name="T5">"0000000"</text:span><text:span text:style-name="T9">,</text:span><text:span text:style-name="T11">6</text:span><text:span text:style-name="T9">,</text:span><text:span text:style-name="T5">"2020-05-12"</text:span><text:span text:style-name="T9">,</text:span><text:span text:style-name="T5">"2020-01-12"</text:span><text:span text:style-name="T9">);</text:span></text:p>
      <text:p text:style-name="P4"/>
      <text:p text:style-name="P1"><text:span text:style-name="T1">INSERT</text:span> <text:span text:style-name="T1">INTO</text:span> Menus(<text:span text:style-name="T4">`name`</text:span>,date_creation) <text:span text:style-name="T1">VALUES</text:span></text:p>
      <text:p text:style-name="P2">    <text:span text:style-name="T9">(</text:span><text:span text:style-name="T5">"Janvier"</text:span><text:span text:style-name="T9">,</text:span><text:span text:style-name="T5">"2020-01-12"</text:span><text:span text:style-name="T9">),</text:span></text:p>
      <text:p text:style-name="P2">    <text:span text:style-name="T9">(</text:span><text:span text:style-name="T5">"Fevrier"</text:span><text:span text:style-name="T9">,</text:span><text:span text:style-name="T5">"2020-01-12"</text:span><text:span text:style-name="T9">),</text:span></text:p>
      <text:p text:style-name="P2">    <text:span text:style-name="T9">(</text:span><text:span text:style-name="T5">"Mars"</text:span><text:span text:style-name="T9">,</text:span><text:span text:style-name="T5">"2020_12_04"</text:span><text:span text:style-name="T9">);</text:span></text:p>
      <text:p text:style-name="P4"/>
      <text:p text:style-name="P1"><text:span text:style-name="T1">INSERT</text:span> <text:span text:style-name="T1">INTO</text:span> Types(<text:span text:style-name="T4">`name`</text:span>) <text:span text:style-name="T1">VALUES</text:span></text:p>
      <text:p text:style-name="P2">    <text:span text:style-name="T9">(</text:span><text:span text:style-name="T5">"Entree"</text:span><text:span text:style-name="T9">),</text:span></text:p>
      <text:p text:style-name="P2">    <text:span text:style-name="T9">(</text:span><text:span text:style-name="T5">"Viande"</text:span><text:span text:style-name="T9">),</text:span></text:p>
      <text:p text:style-name="P2">    <text:span text:style-name="T9">(</text:span><text:span text:style-name="T5">"Dessert"</text:span><text:span text:style-name="T9">);</text:span></text:p>
      <text:p text:style-name="P4"/>
      <text:p text:style-name="P1"><text:span text:style-name="T1">INSERT</text:span> <text:span text:style-name="T1">INTO</text:span> Dishes(<text:span text:style-name="T4">`name`</text:span>,date_creation,id_type) <text:span text:style-name="T1">VALUES</text:span></text:p>
      <text:p text:style-name="P2">    <text:span text:style-name="T9">(</text:span><text:span text:style-name="T5">"Cassoulet"</text:span><text:span text:style-name="T9">,</text:span><text:span text:style-name="T5">"2020-01-12"</text:span><text:span text:style-name="T9">,</text:span><text:span text:style-name="T11">2</text:span><text:span text:style-name="T9">),</text:span></text:p>
      <text:p text:style-name="P2">    <text:span text:style-name="T9">(</text:span><text:span text:style-name="T5">"Lasagne"</text:span><text:span text:style-name="T9">,</text:span><text:span text:style-name="T5">"2020-01-12"</text:span><text:span text:style-name="T9">,</text:span><text:span text:style-name="T11">2</text:span><text:span text:style-name="T9">),</text:span></text:p>
      <text:p text:style-name="P2">    <text:span text:style-name="T9">(</text:span><text:span text:style-name="T5">"Tarte"</text:span><text:span text:style-name="T9">,</text:span><text:span text:style-name="T5">"2020-01-12"</text:span><text:span text:style-name="T9">,</text:span><text:span text:style-name="T11">3</text:span><text:span text:style-name="T9">),</text:span></text:p>
      <text:p text:style-name="P2">    <text:span text:style-name="T9">(</text:span><text:span text:style-name="T5">"Oeufs mayo"</text:span><text:span text:style-name="T9">,</text:span><text:span text:style-name="T5">"2020-01-12"</text:span><text:span text:style-name="T9">,</text:span><text:span text:style-name="T11">1</text:span><text:span text:style-name="T9">);</text:span></text:p>
      <text:p text:style-name="P7"><text:line-break/></text:p>
      <text:p text:style-name="P1"><text:span text:style-name="T1">INSERT</text:span> <text:span text:style-name="T1">INTO</text:span> Contenir(id_dish,id_menu) <text:span text:style-name="T1">VALUES</text:span> </text:p>
      <text:p text:style-name="P2">    <text:span text:style-name="T9">((</text:span><text:span text:style-name="T2">SELECT</text:span><text:span text:style-name="T9"> id </text:span><text:span text:style-name="T2">FROM</text:span><text:span text:style-name="T9"> Dishes </text:span><text:span text:style-name="T2">WHERE</text:span><text:span text:style-name="T9"> </text:span><text:span text:style-name="T5">`name`</text:span><text:span text:style-name="T9"> = </text:span><text:span text:style-name="T5">"Cassoulet"</text:span><text:span text:style-name="T9"> </text:span><text:span text:style-name="T2">LIMIT</text:span><text:span text:style-name="T9"> </text:span><text:span text:style-name="T11">1</text:span><text:span text:style-name="T9">),(</text:span><text:span text:style-name="T2">SELECT</text:span><text:span text:style-name="T9"> id </text:span><text:span text:style-name="T2">FROM</text:span><text:span text:style-name="T9"> Menus </text:span><text:span text:style-name="T2">WHERE</text:span><text:span text:style-name="T9"> </text:span><text:span text:style-name="T5">`name`</text:span><text:span text:style-name="T9"> = </text:span><text:span text:style-name="T5">"Janvier"</text:span><text:span text:style-name="T9"> </text:span><text:span text:style-name="T2">LIMIT</text:span><text:span text:style-name="T9"> </text:span><text:span text:style-name="T11">1</text:span><text:span text:style-name="T9">)),</text:span></text:p>
      <text:p text:style-name="P2">    <text:span text:style-name="T9">((</text:span><text:span text:style-name="T2">SELECT</text:span><text:span text:style-name="T9"> id </text:span><text:span text:style-name="T2">FROM</text:span><text:span text:style-name="T9"> Dishes </text:span><text:span text:style-name="T2">WHERE</text:span><text:span text:style-name="T9"> </text:span><text:span text:style-name="T5">`name`</text:span><text:span text:style-name="T9"> = </text:span><text:span text:style-name="T5">"Lasagne"</text:span><text:span text:style-name="T9"> </text:span><text:span text:style-name="T2">LIMIT</text:span><text:span text:style-name="T9"> </text:span><text:span text:style-name="T11">1</text:span><text:span text:style-name="T9">),(</text:span><text:span text:style-name="T2">SELECT</text:span><text:span text:style-name="T9"> id </text:span><text:span text:style-name="T2">FROM</text:span><text:span text:style-name="T9"> Menus </text:span><text:span text:style-name="T2">WHERE</text:span><text:span text:style-name="T9"> </text:span><text:span text:style-name="T5">`name`</text:span><text:span text:style-name="T9"> = </text:span><text:span text:style-name="T5">"Fevrier"</text:span><text:span text:style-name="T9"> </text:span><text:span text:style-name="T2">LIMIT</text:span><text:span text:style-name="T9"> </text:span><text:span text:style-name="T11">1</text:span><text:span text:style-name="T9">));</text:span></text:p>
      <text:p text:style-name="P8"/>
      <text:p text:style-name="P8"/>
      <text:p text:style-name="P3">-- #######################################################</text:p>
      <text:p text:style-name="P3"><text:soft-page-break/>-- #########--      SELECTION</text:p>
      <text:p text:style-name="P3">-- #####################################################</text:p>
      <text:p text:style-name="P4"/>
      <text:p text:style-name="P1">(<text:span text:style-name="T1">SELECT</text:span> <text:span text:style-name="T4">`name`</text:span> <text:span text:style-name="T1">FROM</text:span> Administrateurs) <text:span text:style-name="T1">UNION ALL</text:span> (<text:span text:style-name="T1">SELECT</text:span> <text:span text:style-name="T4">`sender_name`</text:span> <text:span text:style-name="T1">FROM</text:span> Messages);</text:p>
      <text:p text:style-name="P4"/>
      <text:p text:style-name="P3">-- #######################################################</text:p>
      <text:p text:style-name="P3">-- #########--      MODIFICATION</text:p>
      <text:p text:style-name="P3">-- #####################################################</text:p>
      <text:p text:style-name="P4"/>
      <text:p text:style-name="P6"><text:span text:style-name="T3">UPDATE</text:span><text:span text:style-name="T13"> </text:span><text:span text:style-name="T15">Reservations</text:span><text:span text:style-name="T13"> </text:span><text:span text:style-name="T3">SET</text:span><text:span text:style-name="T13"> </text:span><text:span text:style-name="T6">`surname`</text:span><text:span text:style-name="T13"> = </text:span><text:span text:style-name="T6">"</text:span><text:span text:style-name="T8">Darkvador</text:span><text:span text:style-name="T6">"</text:span><text:span text:style-name="T13"> </text:span><text:span text:style-name="T3">WHERE</text:span><text:span text:style-name="T13"> </text:span><text:span text:style-name="T6">`surname`</text:span><text:span text:style-name="T13"> = </text:span><text:span text:style-name="T6">"Anakin"</text:span><text:span text:style-name="T13"> </text:span><text:span text:style-name="T3">LIMIT</text:span><text:span text:style-name="T13"> </text:span><text:span text:style-name="T12">1</text:span><text:span text:style-name="T13">;</text:span></text:p>
      <text:p text:style-name="P4"/>
      <text:p text:style-name="P3">-- -- #######################################################</text:p>
      <text:p text:style-name="P3">-- -- #########--      SUPPRESSION</text:p>
      <text:p text:style-name="P3">-- -- #####################################################</text:p>
      <text:p text:style-name="P4"/>
      <text:p text:style-name="P1"><text:span text:style-name="T1">DELETE</text:span> <text:span text:style-name="T1">FROM</text:span> Reservations <text:span text:style-name="T1">WHERE</text:span> email = <text:span text:style-name="T4">"Yoda"</text:span> <text:span text:style-name="T1">AND</text:span> date_reservation = <text:span text:style-name="T4">"2020-03-12"</text:span> <text:span text:style-name="T1">LIMIT</text:span> <text:span text:style-name="T10">1</text:span>;</text:p>
      <text:p text:style-name="P8"/>
      <text:p text:style-name="P3">-- -- #######################################################</text:p>
      <text:p text:style-name="P3">-- -- #########--      INNERJION</text:p>
      <text:p text:style-name="P3">-- -- #####################################################</text:p>
      <text:p text:style-name="P4"/>
      <text:p text:style-name="P1"><text:span text:style-name="T1">SELECT</text:span> Menus.name <text:span text:style-name="T1">AS</text:span> Menu_name, </text:p>
      <text:p text:style-name="P2">    <text:span text:style-name="T9">Menus.date_creation </text:span><text:span text:style-name="T2">AS</text:span><text:span text:style-name="T9"> Menus_date_creation, </text:span></text:p>
      <text:p text:style-name="P2">    <text:span text:style-name="T9">Dishes.name </text:span><text:span text:style-name="T2">AS</text:span><text:span text:style-name="T9"> Dish_name </text:span></text:p>
      <text:p text:style-name="P2">    <text:span text:style-name="T2">FROM</text:span><text:span text:style-name="T9"> Menus </text:span></text:p>
      <text:p text:style-name="P2">        <text:span text:style-name="T2">INNER JOIN</text:span><text:span text:style-name="T9"> Contenir </text:span><text:span text:style-name="T2">ON</text:span><text:span text:style-name="T9"> id = Contenir.id_menu </text:span></text:p>
      <text:p text:style-name="P2">        <text:span text:style-name="T2">INNER JOIN</text:span><text:span text:style-name="T9"> Dishes </text:span><text:span text:style-name="T2">ON</text:span><text:span text:style-name="T9"> Dishes.id = Contenir.id_dish;</text:span></text:p>
      <text:p text:style-name="P7"><text:line-break/><text:line-break/><text:lin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ack" svg:font-family="Hack, Consolas, 'Courier New', monospace"/>
    <style:font-face style:name="Arial1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nsolas" fo:font-size="6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onsolas" fo:font-family="Consolas" style:font-family-generic="swiss" style:font-pitch="fixed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nsolas" fo:font-family="Consolas" style:font-family-generic="swiss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nsolas" fo:font-family="Consolas" style:font-family-generic="swiss" style:font-pitch="fixed" fo:font-size="12pt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00:36:11.123000000</meta:creation-date>
    <dc:date>2020-12-07T01:12:09.851000000</dc:date>
    <meta:editing-duration>PT6M23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59" meta:word-count="200" meta:character-count="2979" meta:non-whitespace-character-count="2674"/>
  </office:meta>
</office:document-meta>
</file>